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B382B64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28cm" svg:y="2.634cm">
          <draw:image xlink:href="Pictures/100000000000078000000438B382B649.png" xlink:type="simple" xlink:show="embed" xlink:actuate="onLoad">
            <text:p/>
          </draw:image>
        </draw:frame>
        <draw:path draw:style-name="gr2" draw:text-style-name="P1" draw:layer="layout" svg:width="21.284cm" svg:height="14.378cm" draw:transform="skewX (4.8685685258378E-017) rotate (0.41556289489985) translate (2.05822007260133cm 11.0235962502568cm)" svg:viewBox="0 0 21285 14379" svg:d="m0 175c8553 2750 12346-1137 15063 62 3126 1379 1387 9012 6222 14142">
          <text:p/>
        </draw:path>
        <draw:path draw:style-name="gr2" draw:text-style-name="P1" draw:layer="layout" svg:width="21.033cm" svg:height="14.774cm" draw:transform="skewX (4.7949710811892E-017) rotate (0.41556289489985) translate (2.129cm 11.461cm)" svg:viewBox="0 0 21034 14775" svg:d="m0 0c8656 3084 9696 1859 12381 3044 3675 1622 2829 7559 8653 11731">
          <text:p/>
        </draw:path>
        <draw:path draw:style-name="gr2" draw:text-style-name="P1" draw:layer="layout" svg:width="20.913cm" svg:height="15.012cm" draw:transform="skewX (4.7458337511444E-017) rotate (0.41556289489985) translate (2.129cm 11.605cm)" svg:viewBox="0 0 20914 15013" svg:d="m0 0c8770 3450 7561 2614 9894 3643 5622 2481 3527 7169 11020 11370">
          <text:p/>
        </draw:path>
        <draw:path draw:style-name="gr2" draw:text-style-name="P1" draw:layer="layout" svg:width="20.856cm" svg:height="15.17cm" draw:transform="skewX (4.70903751087357E-017) rotate (0.41556289489985) translate (2.129cm 11.69cm)" svg:viewBox="0 0 20857 15171" svg:d="m0 0c6289 2669 6914 2861 7341 3054 8407 3710 4127 7093 13516 12117">
          <text:p/>
        </draw:path>
        <draw:path draw:style-name="gr2" draw:text-style-name="P1" draw:layer="layout" svg:width="20.793cm" svg:height="15.287cm" draw:transform="rotate (0.41556289489985) translate (2.129cm 11.726cm)" svg:viewBox="0 0 20794 15288" svg:d="m0 0c159 57 2052 891 2479 1085 5493 1969 7761 3983 9568 6225s3156 4709 8747 7978">
          <text:p/>
        </draw:path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7:44:55</meta:creation-date>
    <dc:date>2014-02-28T18:01:26</dc:date>
    <meta:editing-duration>PT8M14S</meta:editing-duration>
    <meta:editing-cycles>2</meta:editing-cycles>
    <meta:generator>LibreOffice/4.0.2.2$Linux_X86_64 LibreOffice_project/400m0$Build-2</meta:generator>
    <meta:document-statistic meta:object-count="29"/>
  </office:meta>
</office:document-meta>
</file>